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80" draw:fill="solid" draw:fill-color="#000080" draw:textarea-horizontal-align="justify" draw:textarea-vertical-align="middle" draw:auto-grow-height="false"/>
    </style:style>
    <style:style style:name="gr2" style:family="graphic" style:parent-style-name="standard">
      <style:graphic-properties svg:stroke-color="#33cc66" draw:fill="solid" draw:fill-color="#3deb3d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1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style:font-name="Liberation Sans1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.5cm" svg:height="2cm" svg:x="6cm" svg:y="14.1cm">
          <text:p text:style-name="P1">Servle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cm" svg:height="2cm" svg:x="6cm" svg:y="11.6cm">
          <text:p text:style-name="P2"><text:span text:style-name="T1">JAX-R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1.5cm" svg:y="11.6cm">
          <text:p text:style-name="P1">CDI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3cm" svg:height="2cm" svg:x="6cm" svg:y="9.1cm">
          <text:p text:style-name="P2"><text:span text:style-name="T1">MVC 1.0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5cm" svg:height="2cm" draw:transform="rotate (1.5707963267949) translate (17cm 16.1cm)">
          <text:p text:style-name="P3"><text:span text:style-name="T2">Bean Valid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Kaltepoth</meta:initial-creator>
    <meta:creation-date>2015-10-24T12:05:56.376044024</meta:creation-date>
    <dc:date>2015-10-24T12:34:45.276262424</dc:date>
    <dc:creator>Christian Kaltepoth</dc:creator>
    <meta:editing-duration>PT13M27S</meta:editing-duration>
    <meta:editing-cycles>4</meta:editing-cycles>
    <meta:generator>LibreOffice/4.2.8.2$Linux_X86_64 LibreOffice_project/420$Build-2</meta:generator>
    <meta:document-statistic meta:object-count="5"/>
  </office:meta>
</office:document-meta>
</file>